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style:text-properties fo:font-weight="bold" style:font-weight-asian="bold" fo:font-size="14pt" style:font-size-asian="14pt" style:text-underline-type="single" style:text-underline-style="solid" style:text-underline-width="auto" style:text-underline-mode="continuous"/>
    </style:style>
    <style:style style:name="P2" style:parent-style-name="Normal" style:family="paragraph">
      <style:text-properties fo:font-weight="bold" style:font-weight-asian="bold"/>
    </style:style>
    <style:style style:name="P3" style:parent-style-name="Normal" style:family="paragraph">
      <style:text-properties fo:font-weight="bold" style:font-weight-asian="bold"/>
    </style:style>
    <style:style style:name="P4" style:parent-style-name="ListParagraph" style:list-style-name="LFO4" style:family="paragraph"/>
    <style:style style:name="P5" style:parent-style-name="ListParagraph" style:list-style-name="LFO4" style:family="paragraph"/>
    <style:style style:name="P6" style:parent-style-name="ListParagraph" style:list-style-name="LFO4" style:family="paragraph"/>
    <style:style style:name="P7" style:parent-style-name="ListParagraph" style:list-style-name="LFO4" style:family="paragraph"/>
    <style:style style:name="P8" style:parent-style-name="ListParagraph" style:list-style-name="LFO4" style:family="paragraph"/>
    <style:style style:name="P9" style:parent-style-name="ListParagraph" style:list-style-name="LFO4" style:family="paragraph"/>
    <style:style style:name="P10" style:parent-style-name="Normal" style:family="paragraph">
      <style:text-properties fo:font-weight="bold" style:font-weight-asian="bold"/>
    </style:style>
    <style:style style:name="P11" style:parent-style-name="Normal" style:family="paragraph">
      <style:text-properties fo:font-weight="bold" style:font-weight-asian="bold"/>
    </style:style>
    <style:style style:name="P12" style:parent-style-name="Normal" style:family="paragraph">
      <style:text-properties fo:font-weight="bold" style:font-weight-asian="bold" fo:font-size="14pt" style:font-size-asian="14pt" style:text-underline-type="single" style:text-underline-style="solid" style:text-underline-width="auto" style:text-underline-mode="continuous"/>
    </style:style>
    <style:style style:name="P13" style:parent-style-name="Normal" style:family="paragraph">
      <style:text-properties fo:font-weight="bold" style:font-weight-asian="bold"/>
    </style:style>
    <style:style style:name="P14" style:parent-style-name="ListParagraph" style:list-style-name="LFO2" style:family="paragraph"/>
    <style:style style:name="P15" style:parent-style-name="ListParagraph" style:list-style-name="LFO2" style:family="paragraph"/>
    <style:style style:name="P16" style:parent-style-name="ListParagraph" style:list-style-name="LFO2" style:family="paragraph"/>
    <style:style style:name="P17" style:parent-style-name="ListParagraph" style:list-style-name="LFO2" style:family="paragraph"/>
    <style:style style:name="P18" style:parent-style-name="ListParagraph" style:list-style-name="LFO2" style:family="paragraph"/>
    <style:style style:name="P19" style:parent-style-name="ListParagraph" style:list-style-name="LFO3" style:family="paragraph"/>
    <style:style style:name="P20" style:parent-style-name="ListParagraph" style:list-style-name="LFO3" style:family="paragraph"/>
    <style:style style:name="P21" style:parent-style-name="ListParagraph" style:list-style-name="LFO3" style:family="paragraph"/>
    <style:style style:name="P22" style:parent-style-name="ListParagraph" style:list-style-name="LFO3" style:family="paragraph"/>
  </office:automatic-styles>
  <office:body>
    <office:text text:use-soft-page-breaks="true">
      <text:p text:style-name="P1">Basic</text:p>
      <text:p text:style-name="P2">Creating a copy of the website</text:p>
      <text:p text:style-name="Normal">To get an exact copy of the current website run "Website<text:s/>Generator". This will generate a Zip file with HTML files for the sites and include a copy of all the assets. Put the contents of this zip on to the server.</text:p>
      <text:p text:style-name="P3">Adding a new file to the Resources Page</text:p>
      <text:p text:style-name="Normal">Decide what category you want it to be in:</text:p>
      <text:list text:style-name="LFO4" text:continue-numbering="true">
        <text:list-item>
          <text:p text:style-name="P4">Downloads</text:p>
        </text:list-item>
        <text:list-item>
          <text:p text:style-name="P5">Apps</text:p>
        </text:list-item>
        <text:list-item>
          <text:p text:style-name="P6">Guides</text:p>
        </text:list-item>
        <text:list-item>
          <text:p text:style-name="P7">External links</text:p>
          <text:list text:continue-numbering="true">
            <text:list-item>
              <text:p text:style-name="P8">For Downloads, Apps and Guides, Name the file with a capital letter at the start of each word and no dots in the name (apart from the file extension). Then Drop the file into the appropriate folder(src/ResourcesFolder/Downloads or Guides or Apps)</text:p>
            </text:list-item>
            <text:list-item>
              <text:p text:style-name="P9">For external links</text:p>
            </text:list-item>
          </text:list>
        </text:list-item>
      </text:list>
      <text:p text:style-name="P10">Adding content<text:s/>to the home page</text:p>
      <text:p text:style-name="P11"/>
      <text:p text:style-name="Normal"/>
      <text:p text:style-name="Normal"/>
      <text:p text:style-name="Normal"/>
      <text:p text:style-name="Normal"/>
      <text:p text:style-name="Normal"/>
      <text:p text:style-name="Normal"/>
      <text:p text:style-name="Normal"/>
      <text:p text:style-name="Normal"/>
      <text:p text:style-name="P12">Advanced</text:p>
      <text:p text:style-name="P13">Adding a Page</text:p>
      <text:p text:style-name="Normal">To add a new page copy this into a .php file and put it in src:</text:p>
      <text:p text:style-name="Normal">"&lt;?php</text:p>
      <text:soft-page-break/>
      <text:p text:style-name="Normal">require_once('Classes/Layout.php');</text:p>
      <text:p text:style-name="Normal">$content = '';</text:p>
      <text:p text:style-name="Normal">$index = new Layout(Null, $content, 'Home', Null, Null);</text:p>
      <text:p text:style-name="Normal">echo $index-&gt;Layout();"</text:p>
      <text:p text:style-name="Normal">Put the content in the content variable.</text:p>
      <text:p text:style-name="Normal">The Syntax for the layout function in Layout(Page Name, Page Content, Active Tab, Active Sub Tab(only for AboutUs), Extra Stylesheets(not required), Conditions(not required), Distance from root(not required)). If you know some code it might be an idea to have a look at the layout.php in the Classes folder.<text:s/></text:p>
      <text:p text:style-name="Normal">Valid inputs for Active tab are:</text:p>
      <text:list text:style-name="LFO2" text:continue-numbering="true">
        <text:list-item>
          <text:p text:style-name="P14">Home</text:p>
        </text:list-item>
        <text:list-item>
          <text:p text:style-name="P15">Calendar</text:p>
        </text:list-item>
        <text:list-item>
          <text:p text:style-name="P16">Resources</text:p>
        </text:list-item>
        <text:list-item>
          <text:p text:style-name="P17">ContactUs</text:p>
        </text:list-item>
        <text:list-item>
          <text:p text:style-name="P18">AboutUs</text:p>
        </text:list-item>
      </text:list>
      <text:p text:style-name="Normal">Valid inputs for Active Sub tabs are:</text:p>
      <text:list text:style-name="LFO3" text:continue-numbering="true">
        <text:list-item>
          <text:p text:style-name="P19">AboutUs</text:p>
        </text:list-item>
        <text:list-item>
          <text:p text:style-name="P20">FAQ</text:p>
        </text:list-item>
        <text:list-item>
          <text:p text:style-name="P21">History</text:p>
        </text:list-item>
        <text:list-item>
          <text:p text:style-name="P22">Achievements</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Tymon</meta:initial-creator>
    <dc:creator>Tymon</dc:creator>
    <meta:creation-date>2015-06-10T14:32:00Z</meta:creation-date>
    <dc:date>2015-06-10T14:51:00Z</dc:date>
    <meta:template xlink:href="Normal.dotm" xlink:type="simple"/>
    <meta:editing-cycles>1</meta:editing-cycles>
    <meta:editing-duration>PT1140S</meta:editing-duration>
    <meta:document-statistic meta:page-count="2" meta:paragraph-count="2" meta:word-count="209" meta:character-count="1399" meta:row-count="9" meta:non-whitespace-character-count="1192"/>
  </office:meta>
</office:document-meta>
</file>